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YS Text" svg:font-family="'YS Text', Arial, Helvetica, sans-serif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ac549" officeooo:paragraph-rsid="001ac549" style:font-size-asian="14pt" style:font-size-complex="14pt"/>
    </style:style>
    <style:style style:name="P2" style:family="paragraph" style:parent-style-name="Standard">
      <style:text-properties fo:font-size="14pt" officeooo:rsid="001ac549" officeooo:paragraph-rsid="0026249f" style:font-size-asian="14pt" style:font-size-complex="14pt"/>
    </style:style>
    <style:style style:name="P3" style:family="paragraph" style:parent-style-name="Standard">
      <style:text-properties fo:font-size="14pt" officeooo:rsid="00234c9b" officeooo:paragraph-rsid="00234c9b" style:font-size-asian="14pt" style:font-size-complex="14pt"/>
    </style:style>
    <style:style style:name="P4" style:family="paragraph" style:parent-style-name="Standard">
      <style:text-properties fo:font-size="14pt" officeooo:rsid="0020f098" officeooo:paragraph-rsid="00234c9b" style:font-size-asian="14pt" style:font-size-complex="14pt"/>
    </style:style>
    <style:style style:name="P5" style:family="paragraph" style:parent-style-name="Standard">
      <style:text-properties fo:font-size="14pt" officeooo:rsid="001c482a" officeooo:paragraph-rsid="001c482a" style:font-size-asian="14pt" style:font-size-complex="14pt"/>
    </style:style>
    <style:style style:name="P6" style:family="paragraph" style:parent-style-name="Standard" style:list-style-name="L3">
      <style:text-properties fo:font-size="14pt" officeooo:paragraph-rsid="001c482a" style:font-size-asian="14pt" style:font-size-complex="14pt"/>
    </style:style>
    <style:style style:name="P7" style:family="paragraph" style:parent-style-name="Standard" style:list-style-name="L1">
      <style:text-properties fo:font-size="14pt" officeooo:paragraph-rsid="0026249f" style:font-size-asian="14pt" style:font-size-complex="14pt"/>
    </style:style>
    <style:style style:name="P8" style:family="paragraph" style:parent-style-name="Standard" style:list-style-name="L1">
      <style:text-properties fo:font-size="14pt" officeooo:paragraph-rsid="00266458" style:font-size-asian="14pt" style:font-size-complex="14pt"/>
    </style:style>
    <style:style style:name="P9" style:family="paragraph" style:parent-style-name="Standard" style:list-style-name="L2">
      <style:text-properties fo:font-size="14pt" officeooo:rsid="002032ac" officeooo:paragraph-rsid="0026249f" style:font-size-asian="14pt" style:font-size-complex="14pt"/>
    </style:style>
    <style:style style:name="P10" style:family="paragraph" style:parent-style-name="Standard" style:list-style-name="L2">
      <style:text-properties fo:font-size="14pt" officeooo:rsid="002032ac" officeooo:paragraph-rsid="002032ac" style:font-size-asian="14pt" style:font-size-complex="14pt"/>
    </style:style>
    <style:style style:name="P11" style:family="paragraph" style:parent-style-name="Standard">
      <style:text-properties fo:font-size="14pt" officeooo:rsid="002032ac" officeooo:paragraph-rsid="002032ac" style:font-size-asian="14pt" style:font-size-complex="14pt"/>
    </style:style>
    <style:style style:name="P12" style:family="paragraph" style:parent-style-name="Standard" style:list-style-name="L2">
      <style:text-properties fo:font-size="14pt" officeooo:paragraph-rsid="00266458" style:font-size-asian="14pt" style:font-size-complex="14pt"/>
    </style:style>
    <style:style style:name="P13" style:family="paragraph" style:parent-style-name="Standard" style:list-style-name="L2">
      <style:text-properties fo:font-size="14pt" officeooo:rsid="00266458" officeooo:paragraph-rsid="00266458" style:font-size-asian="14pt" style:font-size-complex="14pt"/>
    </style:style>
    <style:style style:name="P14" style:family="paragraph" style:parent-style-name="Standard">
      <style:text-properties fo:font-size="14pt" officeooo:rsid="001f1577" officeooo:paragraph-rsid="001f1577" style:font-size-asian="14pt" style:font-size-complex="14pt"/>
    </style:style>
    <style:style style:name="P15" style:family="paragraph" style:parent-style-name="Standard" style:list-style-name="L2">
      <style:text-properties fo:font-size="14pt" fo:font-weight="bold" officeooo:rsid="001eeba7" officeooo:paragraph-rsid="0020f098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officeooo:rsid="001ac549" officeooo:paragraph-rsid="001ac549" style:font-size-asian="14pt" style:font-weight-asian="bold" style:font-size-complex="14pt" style:font-weight-complex="bold"/>
    </style:style>
    <style:style style:name="P17" style:family="paragraph" style:parent-style-name="Standard" style:list-style-name="L2">
      <style:text-properties fo:font-size="14pt" fo:font-weight="bold" officeooo:paragraph-rsid="00266458" style:font-size-asian="14pt" style:font-weight-asian="bold" style:font-size-complex="14pt" style:font-weight-complex="bold"/>
    </style:style>
    <style:style style:name="P18" style:family="paragraph" style:parent-style-name="Standard" style:list-style-name="L2">
      <style:text-properties fo:font-size="14pt" fo:language="ru" fo:country="RU" officeooo:rsid="00266458" officeooo:paragraph-rsid="0026d9ee" style:font-size-asian="14pt" style:font-size-complex="14pt"/>
    </style:style>
    <style:style style:name="P19" style:family="paragraph" style:parent-style-name="Standard" style:list-style-name="L2">
      <style:text-properties fo:font-size="14pt" fo:language="ru" fo:country="RU" officeooo:rsid="00266458" officeooo:paragraph-rsid="00266458" style:font-size-asian="14pt" style:font-size-complex="14pt"/>
    </style:style>
    <style:style style:name="P20" style:family="paragraph" style:parent-style-name="Standard" style:list-style-name="L2">
      <style:text-properties fo:font-size="14pt" fo:language="ru" fo:country="RU" officeooo:rsid="0026d9ee" officeooo:paragraph-rsid="0026d9ee" style:font-size-asian="14pt" style:font-size-complex="14pt"/>
    </style:style>
    <style:style style:name="P21" style:family="paragraph" style:parent-style-name="Standard">
      <style:text-properties fo:font-size="14pt" fo:language="ru" fo:country="RU" officeooo:rsid="0026d9ee" officeooo:paragraph-rsid="0026d9ee" style:font-size-asian="14pt" style:font-size-complex="14pt"/>
    </style:style>
    <style:style style:name="T1" style:family="text">
      <style:text-properties officeooo:rsid="001eeba7"/>
    </style:style>
    <style:style style:name="T2" style:family="text">
      <style:text-properties officeooo:rsid="00246e17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26249f"/>
    </style:style>
    <style:style style:name="T5" style:family="text">
      <style:text-properties fo:language="en" fo:country="US" officeooo:rsid="00266458"/>
    </style:style>
    <style:style style:name="T6" style:family="text">
      <style:text-properties fo:language="en" fo:country="US" officeooo:rsid="0026d9ee"/>
    </style:style>
    <style:style style:name="T7" style:family="text">
      <style:text-properties officeooo:rsid="0026249f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26249f"/>
    </style:style>
    <style:style style:name="T10" style:family="text">
      <style:text-properties fo:language="ru" fo:country="RU" officeooo:rsid="00266458"/>
    </style:style>
    <style:style style:name="T11" style:family="text">
      <style:text-properties officeooo:rsid="001c482a"/>
    </style:style>
    <style:style style:name="T12" style:family="text">
      <style:text-properties fo:font-weight="bold" officeooo:rsid="001eeba7" style:font-weight-asian="bold" style:font-weight-complex="bold"/>
    </style:style>
    <style:style style:name="T13" style:family="text">
      <style:text-properties officeooo:rsid="00266458"/>
    </style:style>
    <style:style style:name="T14" style:family="text">
      <style:text-properties officeooo:rsid="0026d9e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Спецификация на проект «<text:span text:style-name="T2">Калькулятор для умножения матриц</text:span>»</text:p>
      <text:p text:style-name="P1"/>
      <text:p text:style-name="P3">Ссылка:</text:p>
      <text:p text:style-name="P4"><text:a xlink:type="simple" xlink:href="https://github.com/Michael-Ibraev/matrix-spec" text:style-name="Internet_20_link" text:visited-style-name="Visited_20_Internet_20_Link">https://github.com/Michael-Ibraev/matrix-spec</text:a></text:p>
      <text:p text:style-name="P4"/>
      <text:p text:style-name="P5">Это приложение создано для того, чтобы <text:span text:style-name="T9">перемножать матрицы.</text:span></text:p>
      <text:p text:style-name="P5"/>
      <text:p text:style-name="P2">Имеется класс <text:span text:style-name="T4">Main</text:span></text:p>
      <text:p text:style-name="P2">В нём содержатся: </text:p>
      <text:list xml:id="list1176240978" text:style-name="L3">
        <text:list-item>
          <text:p text:style-name="P6"><text:span text:style-name="T7"><text:s/>Ф</text:span><text:span text:style-name="T11">ункция </text:span><text:span text:style-name="T4">printMatrix</text:span><text:span text:style-name="T11">(</text:span><text:span text:style-name="T4">double[][] matrix1</text:span><text:span text:style-name="T11">) — получает на вход </text:span><text:span text:style-name="T9">двумерный массив и выводит его в консоль.</text:span></text:p>
        </text:list-item>
      </text:list>
      <text:list xml:id="list2268563136" text:style-name="L1">
        <text:list-item>
          <text:list>
            <text:list-item>
              <text:list>
                <text:list-header>
                  <text:p text:style-name="P7"><text:span text:style-name="T11">В ней содержатся:</text:span></text:p>
                  <text:p text:style-name="P8"><text:span text:style-name="T12">Алгоритм функции:</text:span></text:p>
                  <text:p text:style-name="P8"><text:span text:style-name="T7">С помощью </text:span><text:span text:style-name="T13">двух </text:span><text:span text:style-name="T7">вложенн</text:span><text:span text:style-name="T13">ых</text:span><text:span text:style-name="T7"> цикл</text:span><text:span text:style-name="T13">ов</text:span><text:span text:style-name="T7"> проходимся по каждому элементу матрицы и выводим его в консоль</text:span><text:span text:style-name="T4">.</text:span></text:p>
                  <text:p text:style-name="P7"><text:span text:style-name="T4"/></text:p>
                </text:list-header>
              </text:list>
            </text:list-item>
          </text:list>
        </text:list-item>
      </text:list>
      <text:list xml:id="list1390474017" text:style-name="L2">
        <text:list-item>
          <text:p text:style-name="P9">Фунция <text:span text:style-name="T4">fillMatrix</text:span>(<text:span text:style-name="T4">double[][] matrix1</text:span>) — <text:span text:style-name="T7">Позволяет пользователю заполнить двумерный массив с помощью консоли.</text:span></text:p>
          <text:p text:style-name="P15">Алгоритм функции:</text:p>
          <text:list>
            <text:list-item>
              <text:list>
                <text:list-header>
                  <text:p text:style-name="P12"><text:span text:style-name="T7">С помощью </text:span><text:span text:style-name="T13">двух </text:span><text:span text:style-name="T7">вложенн</text:span><text:span text:style-name="T13">ых</text:span><text:span text:style-name="T7"> цикл</text:span><text:span text:style-name="T13">ов</text:span><text:span text:style-name="T7"> проходимся по каждому элементу матрицы и </text:span><text:span text:style-name="T10">присваиваем им значения с помощью класса </text:span><text:span text:style-name="T5">Scanner</text:span></text:p>
                </text:list-header>
              </text:list>
            </text:list-item>
          </text:list>
        </text:list-item>
        <text:list-item>
          <text:p text:style-name="P10">Функция <text:span text:style-name="T5">Main</text:span>(String<text:span text:style-name="T5">[]</text:span> <text:span text:style-name="T5">args</text:span>) — <text:span text:style-name="T13">перемножает две матрицы.</text:span></text:p>
        </text:list-item>
      </text:list>
      <text:p text:style-name="P11"><text:tab/> <text:s text:c="5"/><text:span text:style-name="T13">Переменные:</text:span></text:p>
      <text:p text:style-name="P11"><text:tab/><text:tab/><text:span text:style-name="T5">int n, m, q, z;</text:span></text:p>
      <text:list xml:id="list210044261158325" text:continue-numbering="true" text:style-name="L2">
        <text:list-header>
          <text:p text:style-name="P17"><text:span text:style-name="T1">Алгоритм функции:</text:span></text:p>
          <text:list>
            <text:list-item>
              <text:p text:style-name="P12"><text:span text:style-name="T10">С помощью класса </text:span><text:span text:style-name="T5">Scanner </text:span><text:span text:style-name="T10">пользователь присваивает переменным </text:span><text:span text:style-name="T5">m </text:span><text:span text:style-name="T10">и </text:span><text:span text:style-name="T5">n </text:span><text:span text:style-name="T10">значения.</text:span></text:p>
            </text:list-item>
            <text:list-item>
              <text:p text:style-name="P13"><text:span text:style-name="T8">Создается объект (</text:span><text:span text:style-name="T3">matrix1</text:span><text:span text:style-name="T8">) — двумерный массив размерностью </text:span><text:span text:style-name="T3">m </text:span><text:span text:style-name="T8">и </text:span><text:span text:style-name="T3">n.</text:span></text:p>
            </text:list-item>
            <text:list-item>
              <text:p text:style-name="P18">Вызов функции <text:span text:style-name="T3">fillMatrix </text:span>для заполнения матрицы <text:span text:style-name="T6">matrix1</text:span> значениями.</text:p>
            </text:list-item>
            <text:list-item>
              <text:p text:style-name="P13"><text:span text:style-name="T8">С помощью класса </text:span><text:span text:style-name="T3">Scanner </text:span><text:span text:style-name="T8">пользователь присваивает переменным</text:span><text:span text:style-name="T3"> q </text:span><text:span text:style-name="T8">и</text:span><text:span text:style-name="T3"> z </text:span><text:span text:style-name="T8">значения.</text:span></text:p>
            </text:list-item>
            <text:list-item>
              <text:p text:style-name="P13"><text:span text:style-name="T8">Создается объект (</text:span><text:span text:style-name="T3">matrix2</text:span><text:span text:style-name="T8">) — двумерный массив размерностью</text:span><text:span text:style-name="T3"> q </text:span><text:span text:style-name="T8">и </text:span><text:span text:style-name="T3">z.</text:span></text:p>
            </text:list-item>
            <text:list-item>
              <text:p text:style-name="P18"><text:span text:style-name="T3">Вызов функции fillMatrix для заполнения матрицы </text:span><text:span text:style-name="T6">matrix2</text:span><text:span text:style-name="T3"> значениями.</text:span></text:p>
            </text:list-item>
            <text:list-item>
              <text:p text:style-name="P20">Вызов функции <text:span text:style-name="T3">printMatrix </text:span>для вывода матрицы <text:span text:style-name="T3">matrix1 </text:span>в консоль<text:span text:style-name="T3">.</text:span></text:p>
            </text:list-item>
            <text:list-item>
              <text:p text:style-name="P20"><text:span text:style-name="T3">Вызов функции printMatrix для вывода матрицы matrix</text:span>2<text:span text:style-name="T3"> в консоль.</text:span></text:p>
            </text:list-item>
            <text:list-item>
              <text:p text:style-name="P20">Условие. </text:p>
              <text:p text:style-name="P20">В случае <text:span text:style-name="T3">m =</text:span>=<text:span text:style-name="T3"> q </text:span>выполняется следующее:</text:p>
              <text:list>
                <text:list-header>
                  <text:p text:style-name="P18">Создается объект (<text:span text:style-name="T3">matrix</text:span><text:span text:style-name="T14">3</text:span>) — двумерный массив размерностью <text:span text:style-name="T3">m </text:span>и <text:span text:style-name="T6">q</text:span><text:span text:style-name="T3">.</text:span></text:p>
                  <text:p text:style-name="P20"><text:soft-page-break/>С помощью трех вложенных циклов проходимся по всем элементам <text:span text:style-name="T3">matrix1 </text:span>и <text:span text:style-name="T3">matrix2, </text:span>и выполняем сумму произведений элементов строки <text:span text:style-name="T3">m </text:span>на элементы строки <text:span text:style-name="T3">q.</text:span></text:p>
                  <text:p text:style-name="P20">С помощью функции <text:span text:style-name="T3">printMatrix </text:span>выводим в консоль матрицу <text:span text:style-name="T3">matrix3</text:span></text:p>
                </text:list-header>
              </text:list>
            </text:list-item>
          </text:list>
        </text:list-header>
      </text:list>
      <text:p text:style-name="P21"><text:span text:style-name="T3"><text:tab/><text:tab/></text:span>В случае <text:span text:style-name="T3">m !</text:span>=<text:span text:style-name="T3"> q </text:span>выполняется следующее:</text:p>
      <text:p text:style-name="P21"><text:tab/><text:tab/> <text:s text:c="6"/>Вывод в консоль предупреждения о невозможности перемножения матриц.</text:p>
      <text:p text:style-name="P21"><text:tab/><text:tab/> <text:s text:c="6"/></text:p>
      <text:list xml:id="list210042827425124" text:continue-numbering="true" text:style-name="L2">
        <text:list-item>
          <text:list>
            <text:list-header>
              <text:p text:style-name="P20"/>
              <text:p text:style-name="P19"/>
            </text:list-header>
          </text:list>
        </text:list-item>
      </text:list>
      <text:p text:style-name="P14"><text:tab/></text:p>
      <text:p text:style-name="P1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YS Text" svg:font-family="'YS Text', Arial, Helvetica, sans-serif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31T08:53:01.887611363</meta:creation-date>
    <dc:date>2022-04-07T21:00:42.553000000</dc:date>
    <meta:editing-duration>PT1H4M52S</meta:editing-duration>
    <meta:editing-cycles>4</meta:editing-cycles>
    <meta:generator>LibreOffice/7.1.3.2$Windows_X86_64 LibreOffice_project/47f78053abe362b9384784d31a6e56f8511eb1c1</meta:generator>
    <meta:document-statistic meta:table-count="0" meta:image-count="0" meta:object-count="0" meta:page-count="2" meta:paragraph-count="38" meta:word-count="264" meta:character-count="1806" meta:non-whitespace-character-count="1559"/>
  </office:meta>
</office:document-meta>
</file>